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4.93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Monster Name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to hit</text:p>
          </table:table-cell>
          <table:table-cell table:style-name="ce1" office:value-type="string" calcext:value-type="string">
            <text:p>damage (avg ovr 3 rounds)</text:p>
          </table:table-cell>
          <table:table-cell table:style-name="ce1" office:value-type="string" calcext:value-type="string">
            <text:p>source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string" calcext:value-type="string">
            <text:p>Acoly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e whit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Ba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Vamp Ba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ve Bea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izzly Bear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Oil Beet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Tiger Bett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ccane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gbea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ecili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untain L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bre-Toothed Tig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ve Locus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Cra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rge Crocod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 Crocodil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yclop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rvish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jinni Less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ack Drago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(25+0.5*20+1.5*18)/3" office:value-type="float" office:value="20.6666666666667" calcext:value-type="float">
            <text:p>20.666666666666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ue Drago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35+0.5*30+1.5*25.5)/3" office:value-type="float" office:value="29.4166666666667" calcext:value-type="float">
            <text:p>29.416666666666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old Dragon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42+0.5*35+1.5*(10+6*3.5))/3" office:value-type="float" office:value="35.3333333333333" calcext:value-type="float">
            <text:p>35.3333333333333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en Drago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33+0.5*26+1.5*(7+3*4.5))/3" office:value-type="float" office:value="25.5833333333333" calcext:value-type="float">
            <text:p>25.5833333333333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d Drag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(42+0.5*33+1.5*(9+4*4.5))/3" office:value-type="float" office:value="33" calcext:value-type="float">
            <text:p>33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hite Drago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25+0.5*20+1.5*(5+9))/3" office:value-type="float" office:value="18.6666666666667" calcext:value-type="float">
            <text:p>18.666666666666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agon Turtle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iver An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freeti Less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6*4.5" office:value-type="float" office:value="27" calcext:value-type="float">
            <text:p>2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sser Elementa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rmediate Element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ater Element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rret, Gian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Bas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Catfis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Piranh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Rockfish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Sturgeo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latinous Cub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5*3.5" office:value-type="float" office:value="17.5" calcext:value-type="float">
            <text:p>17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3*3.5"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rm Ggian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(50+8*3.5)/2" office:value-type="float" office:value="39" calcext:value-type="float">
            <text:p>3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ber Gole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ne Golem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4*3.5*2" office:value-type="float" office:value="28" calcext:value-type="float">
            <text:p>2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onze Gole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ood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y Ooz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Hawk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 Hawk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ellhou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5*3.5+2*3.5)/3" office:value-type="float" office:value="8.16666666666667" calcext:value-type="float">
            <text:p>8.1666666666666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rge Herd Anim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ium Herd Anim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mall Herd Anim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ding Hors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r Hor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ld Hors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ydr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8*5.5" office:value-type="float" office:value="44" calcext:value-type="float">
            <text:p>4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visible Stalk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iller Bee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ystal Living Statu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ron Living Statu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ck Living Statu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raco Giant Lizar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cko Giant Lizar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rned Chameleon Giant Lizar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atara Giant Lizar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zard Ma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l Swin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stodo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rchan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rma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otaur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l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vema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ixi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 Human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ctupus, Gian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wl Bea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teranod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terodacty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rple Worm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hagodess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hinocero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oolly Rhinocero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bber Fly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Roc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4*3.5" office:value-type="float" office:value="49" calcext:value-type="float">
            <text:p>4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rge Roc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mall Ro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ck Baboo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lame Salamand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ost Salamand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6*3.5+3.5" office:value-type="float" office:value="24.5" calcext:value-type="float">
            <text:p>2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a Serpent Less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ll Shar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at White Shark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ko Shar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Shre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Rattl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t Viper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ck Pyth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a Snak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itting Cobr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Black Widow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Crab Spid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Tarantell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Squi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8*2.5+2*2.5+5.5" office:value-type="float" office:value="30.5" calcext:value-type="float">
            <text:p>30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egosaurus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ou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tanother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Toa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ogolodyt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yrannosaurus Re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6*3.5" office:value-type="float" office:value="21" calcext:value-type="float">
            <text:p>21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3*4.5" office:value-type="float" office:value="13.5" calcext:value-type="float">
            <text:p>1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rp Bes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eshwater Termit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ltwater Termit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wamp Termi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iant Wease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iller Whal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rwah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7+4.5" office:value-type="float" office:value="11.5" calcext:value-type="float">
            <text:p>11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rm Wha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3*10.5" office:value-type="float" office:value="31.5" calcext:value-type="float">
            <text:p>31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gh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 Wol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3.5+2*4.5"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9+3.5" office:value-type="float" office:value="12.5" calcext:value-type="float">
            <text:p>12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ellow Mou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SE</text:p>
          </table:table-cell>
          <table:table-cell table:number-columns-repeated="16378"/>
        </table:table-row>
      </table:table>
      <table:table table:name="Sheet2" table:style-name="ta1">
        <table:shapes>
          <draw:frame draw:z-index="0" draw:style-name="gr1" draw:text-style-name="P1" svg:width="24.548cm" svg:height="14.526cm" svg:x="1.092cm" svg:y="0.12cm">
            <draw:object draw:notify-on-update-of-ranges="Sheet1.A1:Sheet1.A1 Sheet1.A2:Sheet1.A194 Sheet1.E1:Sheet1.E1 Sheet1.E2:Sheet1.E194 Sheet1.B2:Sheet1.B1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0:53:22.735889478</meta:creation-date>
    <meta:generator>LibreOffice/24.2.5.2$Linux_X86_64 LibreOffice_project/420$Build-2</meta:generator>
    <dc:date>2024-09-15T22:43:14.032509203</dc:date>
    <meta:editing-duration>PT42M33S</meta:editing-duration>
    <meta:editing-cycles>12</meta:editing-cycles>
    <meta:document-statistic meta:table-count="2" meta:cell-count="11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49cm" svg:height="14.527cm" xlink:href=".." xlink:type="simple" chart:class="chart:scatter" chart:style-name="ch1">
        <chart:legend chart:legend-position="end" svg:x="22.475cm" svg:y="4.662cm" style:legend-expansion="custom" svg:width="2.073cm" svg:height="3.662cm" style:legend-expansion-aspect-ratio="0.56608410704533" chart:style-name="ch2"/>
        <chart:plot-area chart:style-name="ch3" table:cell-range-address="Sheet1.A1:Sheet1.A194 Sheet1.B2:Sheet1.B194 Sheet1.E1:Sheet1.E194" chart:data-source-has-labels="both" svg:x="1.19cm" svg:y="0.628cm" svg:width="21.285cm" svg:height="13.421cm">
          <chart:coordinate-region svg:x="1.997cm" svg:y="0.827cm" svg:width="20.291cm" svg:height="12.575cm"/>
          <chart:axis chart:dimension="x" chart:name="primary-x" chart:style-name="ch4" chartooo:axis-type="auto">
            <chart:categories table:cell-range-address="Sheet1.A2:Sheet1.A1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94" chart:label-cell-address="Sheet1.E1:Sheet1.E1" chart:class="chart:scatter">
            <chart:domain table:cell-range-address="Sheet1.B2:Sheet1.B194"/>
            <chart:data-point chart:repeated="1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mage (avg ovr 3 round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olyte</text:p>
                <draw:g>
                  <svg:desc>Sheet1.A2:Sheet1.A194</svg:desc>
                </draw:g>
              </table:table-cell>
              <table:table-cell office:value-type="float" office:value="1">
                <text:p>1</text:p>
                <draw:g>
                  <svg:desc>Sheet1.B2:Sheet1.B194</svg:desc>
                </draw:g>
              </table:table-cell>
              <table:table-cell office:value-type="float" office:value="3.5">
                <text:p>3.5</text:p>
                <draw:g>
                  <svg:desc>Sheet1.E2:Sheet1.E194</svg:desc>
                </draw:g>
              </table:table-cell>
            </table:table-row>
            <table:table-row>
              <table:table-cell office:value-type="string">
                <text:p>Ape whit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ndit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asilisk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iant Ba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iant Vamp Ba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Black Bear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Cave Bear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rizzly Bear</text:p>
              </table:table-cell>
              <table:table-cell office:value-type="float" office:value="5">
                <text:p>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Polar Bear</text:p>
              </table:table-cell>
              <table:table-cell office:value-type="float" office:value="6">
                <text:p>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Giant Fire Beetl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iant Oil Beetle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Tiger Bettl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rserker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Black Pudding</text:p>
              </table:table-cell>
              <table:table-cell office:value-type="float" office:value="10">
                <text:p>1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Blink Dog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oar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igand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uccaneer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Bugbear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ecilia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amel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Mountain Lion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Panther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abre-Toothed Tiger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ave Locust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entaur</text:p>
              </table:table-cell>
              <table:table-cell office:value-type="float" office:value="4">
                <text:p>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Chimera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ockatrice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Crab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iant Crocodile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arge Crocodile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rmal Crocodile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yclops</text:p>
              </table:table-cell>
              <table:table-cell office:value-type="float" office:value="13">
                <text:p>1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Dervish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jinni Lesser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oppelganger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Black Dragon</text:p>
              </table:table-cell>
              <table:table-cell office:value-type="float" office:value="7">
                <text:p>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Blue Dragon</text:p>
              </table:table-cell>
              <table:table-cell office:value-type="float" office:value="9">
                <text:p>9</text:p>
              </table:table-cell>
              <table:table-cell office:value-type="float" office:value="29.4166666666667">
                <text:p>29.4166666666667</text:p>
              </table:table-cell>
            </table:table-row>
            <table:table-row>
              <table:table-cell office:value-type="string">
                <text:p>Gold Dragon</text:p>
              </table:table-cell>
              <table:table-cell office:value-type="float" office:value="11">
                <text:p>11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Green Dragon</text:p>
              </table:table-cell>
              <table:table-cell office:value-type="float" office:value="8">
                <text:p>8</text:p>
              </table:table-cell>
              <table:table-cell office:value-type="float" office:value="25.5833333333333">
                <text:p>25.5833333333333</text:p>
              </table:table-cell>
            </table:table-row>
            <table:table-row>
              <table:table-cell office:value-type="string">
                <text:p>Red Dragon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White Dragon</text:p>
              </table:table-cell>
              <table:table-cell office:value-type="float" office:value="6">
                <text:p>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Dragon Turtle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river Ant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warf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Efreeti Lesser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sser Elemental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Intermediate Elemental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reater Elemental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lf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erret, Giant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Bass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Catfish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iant Piranha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Rockfish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iant Sturgeo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argoyle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elatinous Cub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houl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oud Giant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ire Giant</text:p>
              </table:table-cell>
              <table:table-cell office:value-type="float" office:value="11">
                <text:p>1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rost Giant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ll Giant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one Giant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Storm Ggiant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Gnoll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obli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Amber Golem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one Golem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ronze Golem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ood Golem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orgon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rey Ooze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riffon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alfling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Harpy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Giant Hawk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Normal Hawk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Hellhound</text:p>
              </table:table-cell>
              <table:table-cell office:value-type="float" office:value="5">
                <text:p>5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Large Herd Animal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edium Herd Animal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mall Herd Animal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Hippogriff</text:p>
              </table:table-cell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Hobgoblin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iding Hors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r Hors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ild Hors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dra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Invisible Stalker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ller Bee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obold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iant Leech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ystal Living Statu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ron Living Statu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ck Living Statue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raco Giant Lizard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ecko Giant Lizard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orned Chameleon Giant Lizard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Tuatara Giant Lizard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zard Man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evil Swine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rebear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ereboar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rerat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eretiger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erewolf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nticore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stodon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edusa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erchant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erma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inotaur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ule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Mummy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avem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xie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Noble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Nomad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Normal Human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Ochre Jelly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ctupus, Giant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gre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Orc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Owl Bear</text:p>
              </table:table-cell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Pegasus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irate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ixie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teranodon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terodactyl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rple Worm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Rat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hagodessa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hinoceros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olly Rhinoceros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ber Fly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Roc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arge Roc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mall Roc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ck Baboon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lame Salamander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ost Salamander</text:p>
              </table:table-cell>
              <table:table-cell office:value-type="float" office:value="12">
                <text:p>1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Giant Scorpion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Sea Serpent Lesser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Shadow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Bull Shark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eat White Shark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ko Shark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ant Shrew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keleto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iant Rattler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it Viper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Rock Python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Sea Snak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pitting Cobra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ectre</text:p>
              </table:table-cell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Black Widow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ant Crab Spider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Tarantella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Giant Squid</text:p>
              </table:table-cell>
              <table:table-cell office:value-type="float" office:value="7">
                <text:p>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tegosaurus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tirge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ul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Titanothere</text:p>
              </table:table-cell>
              <table:table-cell office:value-type="float" office:value="12">
                <text:p>1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Giant Toad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rader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Treant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ceratops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Trogolodyte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Troll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Tyrannosaurus Rex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Unicorn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Vampire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Veteran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Warp Best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eshwater Termite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altwater Termite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wamp Termit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iant Weasel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ller Whale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Narwahl</text:p>
              </table:table-cell>
              <table:table-cell office:value-type="float" office:value="12">
                <text:p>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Sperm Whale</text:p>
              </table:table-cell>
              <table:table-cell office:value-type="float" office:value="36">
                <text:p>3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Wight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re Wolf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rmal Wolf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Wraith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Wyvern</text:p>
              </table:table-cell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Yellow Mould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Zombie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